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ourier New"/>
    </style:style>
    <style:style style:name="P3" style:family="paragraph" style:parent-style-name="Standard">
      <style:paragraph-properties fo:text-align="justify" style:justify-single-word="false"/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ste un petit tip, l'utilitaire macchanger pré-installé sur kali linux permet très simplement et efficacement de changer d'adresse MAC (associée à une carte réseau), et de revenir à l'adresse MAC originale et permanente de notre appareil :</text:p>
      <text:p text:style-name="P1"/>
      <text:p text:style-name="P2">macchanger --help</text:p>
      <text:p text:style-name="P2"/>
      <text:p text:style-name="P2"/>
      <text:p text:style-name="P3">Pour afficher l'adresse mac de ma network card :</text:p>
      <text:p text:style-name="P2"/>
      <text:p text:style-name="P2">macchanger -s eth0</text:p>
      <text:p text:style-name="P2"/>
      <text:p text:style-name="P3">Toujours préciser l'interface après les op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3S</meta:editing-duration>
    <meta:editing-cycles>6</meta:editing-cycles>
    <meta:generator>OpenOffice/4.1.5$Win32 OpenOffice.org_project/415m1$Build-9789</meta:generator>
    <dc:date>2020-03-28T20:05:28.75</dc:date>
    <meta:document-statistic meta:table-count="0" meta:image-count="0" meta:object-count="0" meta:page-count="1" meta:paragraph-count="5" meta:word-count="58" meta:character-count="371"/>
    <meta:user-defined meta:name="Info 1"/>
    <meta:user-defined meta:name="Info 2"/>
    <meta:user-defined meta:name="Info 3"/>
    <meta:user-defined meta:name="Info 4"/>
  </office:meta>
</office:document-meta>
</file>